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line-height="115%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 style:list-style-name="L1">
      <style:paragraph-properties fo:line-height="115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 1.2 Boka båtplats</text:p>
      <text:p text:style-name="P1"><text:span text:style-name="T1"/></text:p>
      <text:p text:style-name="P2"><text:span text:style-name="T1">En medlem vill boka en plats för sin båt.</text:span></text:p>
      <text:p text:style-name="P2"><text:span text:style-name="T1"/></text:p>
      <text:p text:style-name="P3"><text:span text:style-name="T4">Primär Aktör</text:span></text:p>
      <text:p text:style-name="P3"><text:span text:style-name="T2"/></text:p>
      <text:p text:style-name="P3"><text:span text:style-name="T2">Medlem</text:span></text:p>
      <text:p text:style-name="P5"><text:span text:style-name="T4"/></text:p>
      <text:p text:style-name="P5"><text:span text:style-name="T4">Sekundär aktör </text:span></text:p>
      <text:p text:style-name="P5"><text:span text:style-name="T3"/></text:p>
      <text:p text:style-name="P5"><text:span text:style-name="T3">Nationella Båtregistret: Förser systemet med båtens uppgifter.</text:span></text:p>
      <text:p text:style-name="P5"><text:span text:style-name="T3"/></text:p>
      <text:p text:style-name="P5"><text:span text:style-name="T4">Förkrav</text:span></text:p>
      <text:p text:style-name="P5"><text:span text:style-name="T4"/></text:p>
      <text:p text:style-name="P5"><text:span text:style-name="T3">Kunden måste vara registrerad och inloggad (F1).</text:span></text:p>
      <text:p text:style-name="P5"><text:span text:style-name="T3"/></text:p>
      <text:p text:style-name="P5"><text:span text:style-name="T4">Efterkrav</text:span></text:p>
      <text:p text:style-name="P5"><text:span text:style-name="T4"/></text:p>
      <text:p text:style-name="P7">Medlemmen får en plats till sin båt.</text:p>
      <text:p text:style-name="P4"><text:span text:style-name="T4"/></text:p>
      <text:p text:style-name="P4"><text:span text:style-name="T4"/></text:p>
      <text:p text:style-name="P5"><text:span text:style-name="T4">Huvudscenario</text:span></text:p>
      <text:p text:style-name="P6"><text:span text:style-name="T4"/></text:p>
      <text:list xml:id="list400522755031494695" text:style-name="L1">
        <text:list-item>
          <text:p text:style-name="P9">Startar när medlemmen vill boka en båtplats</text:p>
        </text:list-item>
        <text:list-item>
          <text:p text:style-name="P9">Systemet frågar hur många platser som ska bokas</text:p>
        </text:list-item>
        <text:list-item>
          <text:p text:style-name="P9">Medlemmen skriver att en plats ska bokas</text:p>
        </text:list-item>
        <text:list-item>
          <text:p text:style-name="P9">Systemet frågar efter båtens registreringsnumer</text:p>
        </text:list-item>
        <text:list-item>
          <text:p text:style-name="P9">Medlemmen skriver in båtens registreringsnummer</text:p>
        </text:list-item>
        <text:list-item>
          <text:p text:style-name="P9">Systemet skickar registreringsnumret till det nationella båtregistret</text:p>
        </text:list-item>
        <text:list-item>
          <text:p text:style-name="P9">Nationella båtregistret skickar tillbaka nödvändiga uppgifter om båten</text:p>
        </text:list-item>
        <text:list-item>
          <text:p text:style-name="P9">Systemet tar emot uppgifterna och jämför med de platser som finns tillgängliga och presenterar de platser som går att välja bland för medlemmen</text:p>
        </text:list-item>
        <text:list-item>
          <text:p text:style-name="P9">Medlemmen väljer en plats</text:p>
        </text:list-item>
        <text:list-item>
          <text:p text:style-name="P9">Systemet ber medlemmen att läsa användaravtal samt att bekräfta valet</text:p>
        </text:list-item>
        <text:list-item>
          <text:p text:style-name="P9">Medlemmen bekräftar</text:p>
        </text:list-item>
        <text:list-item>
          <text:p text:style-name="P14"><text:span text:style-name="T5">Systemet meddelar medlemmen att platsen har blivit bokad</text:span></text:p>
        </text:list-item>
      </text:list>
      <text:p text:style-name="P13"><text:span text:style-name="T5"/></text:p>
      <text:p text:style-name="P6"><text:span text:style-name="T4">Alternativa Scenarios</text:span></text:p>
      <text:p text:style-name="P6"><text:span text:style-name="T4"/></text:p>
      <text:p text:style-name="P8">3A: Medlemmen skriver att fler än en plats ska bokas</text:p>
      <text:list xml:id="list8052873152807563977" text:style-name="L2">
        <text:list-item>
          <text:p text:style-name="P10">Systemet frågar efter en båts registreringsnummer</text:p>
        </text:list-item>
        <text:list-item>
          <text:p text:style-name="P10">Medlemmen skriver in en båts registreringsnummer</text:p>
        </text:list-item>
      </text:list>
      <text:p text:style-name="P8"><text:tab/>Samt steg 6 och 7 körs för varje båt. Upprepas tills alla båtar gått igenom.</text:p>
      <text:p text:style-name="P8"/>
      <text:p text:style-name="P8">7A: Nationella båtregistret hittar ingen båt med det angivna registreringsnumret</text:p>
      <text:list xml:id="list6982967152112927164" text:style-name="L3">
        <text:list-item>
          <text:p text:style-name="P11">Nationella båtregistrer returnerar att båten inte finns registrerad</text:p>
        </text:list-item>
        <text:list-item>
          <text:p text:style-name="P11"><text:soft-page-break/>Systemet meddelar medlemmen att båten inte kan hittas och ber om att försöka igen</text:p>
        </text:list-item>
        <text:list-item>
          <text:p text:style-name="P11">Medlemmen kan välja att avbryta eller att försöka igen</text:p>
        </text:list-item>
      </text:list>
      <text:p text:style-name="P8"/>
      <text:p text:style-name="P8">8A: Systemet hittar inga tillgänliga platser och ber medlemmen att kontakta support</text:p>
      <text:list xml:id="list4273184328623941542" text:style-name="L4">
        <text:list-item>
          <text:p text:style-name="P12">Medlemmen kan välja att kontakta support, avbryta eller försöka i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6:31:20.93</meta:creation-date>
    <dc:date>2013-12-11T17:50:28.77</dc:date>
    <meta:editing-duration>PT11M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34" meta:word-count="256" meta:character-count="1663"/>
  </office:meta>
</office:document-meta>
</file>